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ffb2" officeooo:paragraph-rsid="002013a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36f32c" officeooo:paragraph-rsid="002013a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4e0945" officeooo:paragraph-rsid="002013a3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4fbc79" officeooo:paragraph-rsid="002013a3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5db407" officeooo:paragraph-rsid="002013a3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font-weight="normal" officeooo:rsid="004ffacd" officeooo:paragraph-rsid="002013a3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4ffacd" fo:background-color="transparent" loext:char-shading-value="0" style:font-weight-asian="normal" style:font-weight-complex="normal"/>
    </style:style>
    <style:style style:name="T3" style:family="text">
      <style:text-properties fo:font-weight="normal" officeooo:rsid="005eb24b" fo:background-color="transparent" loext:char-shading-value="0" style:font-weight-asian="normal" style:font-weight-complex="normal"/>
    </style:style>
    <style:style style:name="T4" style:family="text">
      <style:text-properties fo:font-weight="normal" officeooo:rsid="00605975" fo:background-color="transparent" loext:char-shading-value="0" style:font-weight-asian="normal" style:font-weight-complex="normal"/>
    </style:style>
    <style:style style:name="T5" style:family="text">
      <style:text-properties fo:font-weight="normal" officeooo:rsid="005ecaf3" fo:background-color="transparent" loext:char-shading-value="0" style:font-weight-asian="normal" style:font-weight-complex="normal"/>
    </style:style>
    <style:style style:name="T6" style:family="text">
      <style:text-properties fo:font-weight="normal" officeooo:rsid="0056df49" fo:background-color="transparent" loext:char-shading-value="0" style:font-weight-asian="normal" style:font-weight-complex="normal"/>
    </style:style>
    <style:style style:name="T7" style:family="text">
      <style:text-properties fo:font-weight="normal" officeooo:rsid="005eb24b" fo:background-color="#dddddd" loext:char-shading-value="0" style:font-weight-asian="normal" style:font-weight-complex="normal"/>
    </style:style>
    <style:style style:name="T8" style:family="text">
      <style:text-properties fo:font-weight="normal" officeooo:rsid="004ffacd" fo:background-color="#dddddd" loext:char-shading-value="0" style:font-weight-asian="normal" style:font-weight-complex="normal"/>
    </style:style>
    <style:style style:name="T9" style:family="text">
      <style:text-properties fo:font-weight="normal" officeooo:rsid="0056df49" fo:background-color="#dddddd" loext:char-shading-value="0" style:font-weight-asian="normal" style:font-weight-complex="normal"/>
    </style:style>
    <style:style style:name="T10" style:family="text">
      <style:text-properties officeooo:rsid="004d1f81"/>
    </style:style>
    <style:style style:name="T11" style:family="text">
      <style:text-properties fo:background-color="#dddddd" loext:char-shading-value="0"/>
    </style:style>
    <style:style style:name="T12" style:family="text">
      <style:text-properties officeooo:rsid="004d1f81" fo:background-color="#dddddd" loext:char-shading-value="0"/>
    </style:style>
    <style:style style:name="T13" style:family="text">
      <style:text-properties officeooo:rsid="005b8b61" fo:background-color="#dddddd" loext:char-shading-value="0"/>
    </style:style>
    <style:style style:name="T14" style:family="text">
      <style:text-properties officeooo:rsid="004e0945" fo:background-color="#dddddd" loext:char-shading-value="0"/>
    </style:style>
    <style:style style:name="T15" style:family="text">
      <style:text-properties officeooo:rsid="005b8b61"/>
    </style:style>
    <style:style style:name="T16" style:family="text">
      <style:text-properties officeooo:rsid="004e0945"/>
    </style:style>
    <style:style style:name="T17" style:family="text">
      <style:text-properties fo:background-color="transparent" loext:char-shading-value="0"/>
    </style:style>
    <style:style style:name="T18" style:family="text">
      <style:text-properties fo:font-weight="bold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ervalos</text:h>
      <text:p text:style-name="P3"><text:span text:style-name="T10">Para fazer intervalos de numeros ou letras, que localizará uma quantidade maior de caracteres digite: </text:span><text:span text:style-name="T12">[0-9] </text:span><text:span text:style-name="T10"><text:s/>→ Numeros e </text:span><text:span text:style-name="T12">[a-z] </text:span><text:span text:style-name="T10"><text:s/>→ Letras </text:span><text:span text:style-name="T15">minusculas, </text:span><text:span text:style-name="T13">[A-Z] </text:span><text:span text:style-name="T15"><text:s/>→ Letras maiusculas ou </text:span><text:span text:style-name="T13">[a-zA-Z] </text:span><text:span text:style-name="T15"><text:s/>→ Dois tipos de letras</text:span></text:p>
      <text:p text:style-name="P4"/>
      <text:p text:style-name="P4"><text:span text:style-name="T11">/</text:span><text:span text:style-name="T12">[0-9]</text:span><text:span text:style-name="T11">/</text:span><text:span text:style-name="T12">g </text:span><text:span text:style-name="T10"><text:s/>→ Localiza qualquer </text:span><text:span text:style-name="T16">numero</text:span><text:span text:style-name="T10"> entre 0 e 9</text:span></text:p>
      <text:p text:style-name="P4"><text:span text:style-name="T11">/</text:span><text:span text:style-name="T12">[a-z]</text:span><text:span text:style-name="T11">/</text:span><text:span text:style-name="T12">g </text:span><text:span text:style-name="T10"><text:s/>→ Localiza qualquer </text:span><text:span text:style-name="T16">letra</text:span><text:span text:style-name="T10"> entre a e z em minusculas</text:span></text:p>
      <text:p text:style-name="P4"><text:span text:style-name="T11">/</text:span><text:span text:style-name="T14">[A-Z]</text:span><text:span text:style-name="T11">/</text:span><text:span text:style-name="T14">g </text:span><text:span text:style-name="T16"><text:s/>→ Localiza qualquer letra entre A e Z em maiusculas</text:span></text:p>
      <text:p text:style-name="P5"><text:span text:style-name="T11">/</text:span><text:span text:style-name="T13">[a-zA-Z]</text:span><text:span text:style-name="T11">/</text:span><text:span text:style-name="T13">g </text:span><text:span text:style-name="T15"><text:s/>→ Localiza qualquer letra entre a e z em minusculas ou A e Z em maiusculas</text:span></text:p>
      <text:p text:style-name="P5"/>
      <text:p text:style-name="P6">Para simplificar os intervalos do tipo numero digite <text:span text:style-name="T11">\d</text:span><text:span text:style-name="T17">,</text:span><text:span text:style-name="T18"> </text:span><text:span text:style-name="T1">é uma classe de caracteres que representa digitos entre 0 e 9: </text:span><text:span text:style-name="T8">\d </text:span><text:span text:style-name="T2"><text:s/></text:span><text:span text:style-name="T6">ou </text:span><text:span text:style-name="T9">[\d]</text:span><text:span text:style-name="T8"> </text:span><text:span text:style-name="T2"><text:s/>→ Entre 0 e 9</text:span></text:p>
      <text:p text:style-name="P8"/>
      <text:p text:style-name="P7"><text:span text:style-name="T2">P</text:span><text:span text:style-name="T1">ara</text:span><text:span text:style-name="T3"> juntar os intervalos do tipo numero e letra e simplificar, localizando caracteres alphanumericos digite </text:span><text:span text:style-name="T7">\w </text:span><text:span text:style-name="T3">, representa digitos tanto entre a e z ou A e Z quanto entre 0 e 9 </text:span><text:span text:style-name="T4">e até sublinhado</text:span><text:span text:style-name="T3">: </text:span><text:span text:style-name="T7">\w </text:span><text:span text:style-name="T3"><text:s/>ou </text:span><text:span text:style-name="T7">[\w] </text:span><text:span text:style-name="T3"><text:s/>→ </text:span><text:span text:style-name="T5">Entre 0 e 9, A e Z, a e z, _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7:17:13.978030830</meta:creation-date>
    <dc:date>2022-12-12T07:21:31.519740996</dc:date>
    <meta:editing-duration>PT3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63" meta:character-count="864" meta:non-whitespace-character-count="697"/>
  </office:meta>
</office:document-meta>
</file>